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466cm" style:rel-column-width="5461*"/>
    </style:style>
    <style:style style:name="Tabla1.L" style:family="table-column">
      <style:table-column-properties style:column-width="1.466cm" style:rel-column-width="54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L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.466cm" style:rel-column-width="5461*"/>
    </style:style>
    <style:style style:name="Tabla2.D" style:family="table-column">
      <style:table-column-properties style:column-width="1.466cm" style:rel-column-width="546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L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d110" officeooo:paragraph-rsid="0001d110"/>
    </style:style>
    <style:style style:name="P2" style:family="paragraph" style:parent-style-name="Standard">
      <style:text-properties officeooo:rsid="0001d110" officeooo:paragraph-rsid="000317a4"/>
    </style:style>
    <style:style style:name="P3" style:family="paragraph" style:parent-style-name="Standard">
      <style:text-properties officeooo:rsid="000317a4" officeooo:paragraph-rsid="000317a4"/>
    </style:style>
    <style:style style:name="P4" style:family="paragraph" style:parent-style-name="Standard">
      <style:text-properties officeooo:rsid="000317a4" officeooo:paragraph-rsid="0004277a"/>
    </style:style>
    <style:style style:name="P5" style:family="paragraph" style:parent-style-name="Standard">
      <style:text-properties officeooo:rsid="0004277a" officeooo:paragraph-rsid="0004277a"/>
    </style:style>
    <style:style style:name="P6" style:family="paragraph" style:parent-style-name="Standard">
      <style:paragraph-properties fo:text-align="justify" style:justify-single-word="false"/>
      <style:text-properties officeooo:rsid="0004277a" officeooo:paragraph-rsid="0004277a"/>
    </style:style>
    <style:style style:name="P7" style:family="paragraph" style:parent-style-name="Standard">
      <style:text-properties officeooo:paragraph-rsid="0004277a"/>
    </style:style>
    <style:style style:name="P8" style:family="paragraph" style:parent-style-name="Standard">
      <style:text-properties officeooo:rsid="0007a33c" officeooo:paragraph-rsid="0007a33c"/>
    </style:style>
    <style:style style:name="P9" style:family="paragraph" style:parent-style-name="Standard">
      <style:paragraph-properties fo:text-align="justify" style:justify-single-word="false"/>
      <style:text-properties officeooo:rsid="0007a33c" officeooo:paragraph-rsid="0007a33c"/>
    </style:style>
    <style:style style:name="P10" style:family="paragraph" style:parent-style-name="Standard">
      <style:text-properties officeooo:rsid="0008ec85" officeooo:paragraph-rsid="0008ec8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ec85" officeooo:paragraph-rsid="0008ec8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ec85" officeooo:paragraph-rsid="000bb1b2" style:font-weight-asian="bold" style:font-weight-complex="bold"/>
    </style:style>
    <style:style style:name="P13" style:family="paragraph" style:parent-style-name="Standard">
      <style:text-properties officeooo:rsid="000dfada" officeooo:paragraph-rsid="000dfada"/>
    </style:style>
    <style:style style:name="P14" style:family="paragraph" style:parent-style-name="Standard">
      <style:text-properties officeooo:rsid="000dffc7" officeooo:paragraph-rsid="000dffc7"/>
    </style:style>
    <style:style style:name="P15" style:family="paragraph" style:parent-style-name="Standard">
      <style:text-properties officeooo:rsid="0011fdaa" officeooo:paragraph-rsid="0011fdaa"/>
    </style:style>
    <style:style style:name="P16" style:family="paragraph" style:parent-style-name="Standard">
      <style:text-properties officeooo:rsid="000317a4" officeooo:paragraph-rsid="000317a4"/>
    </style:style>
    <style:style style:name="P17" style:family="paragraph" style:parent-style-name="Standard">
      <style:text-properties officeooo:rsid="0000d44f" officeooo:paragraph-rsid="0000d44f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f16bd" officeooo:paragraph-rsid="00154fed"/>
    </style:style>
    <style:style style:name="P19" style:family="paragraph" style:parent-style-name="Standard">
      <style:paragraph-properties fo:text-align="center" style:justify-single-word="false"/>
      <style:text-properties officeooo:rsid="002d1925" officeooo:paragraph-rsid="00154fed"/>
    </style:style>
    <style:style style:name="P20" style:family="paragraph" style:parent-style-name="Standard">
      <style:text-properties officeooo:rsid="002d1925" officeooo:paragraph-rsid="00154fed"/>
    </style:style>
    <style:style style:name="P21" style:family="paragraph" style:parent-style-name="Standard">
      <style:paragraph-properties fo:text-align="center" style:justify-single-word="false"/>
      <style:text-properties officeooo:rsid="0017a280" officeooo:paragraph-rsid="00154fed"/>
    </style:style>
    <style:style style:name="P22" style:family="paragraph" style:parent-style-name="Standard">
      <style:text-properties officeooo:rsid="0014af2a" officeooo:paragraph-rsid="00154fed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310948" officeooo:paragraph-rsid="00154fed"/>
    </style:style>
    <style:style style:name="P24" style:family="paragraph" style:parent-style-name="Standard">
      <style:text-properties officeooo:rsid="00310948" officeooo:paragraph-rsid="00154fed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1ed22d" officeooo:paragraph-rsid="00154fed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0f5041" officeooo:paragraph-rsid="00154fed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6e80" officeooo:paragraph-rsid="00154fed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11a8aa" officeooo:paragraph-rsid="00154fed"/>
    </style:style>
    <style:style style:name="P29" style:family="paragraph" style:parent-style-name="Standard">
      <style:paragraph-properties fo:text-align="justify" style:justify-single-word="false"/>
      <style:text-properties officeooo:rsid="0001d110" officeooo:paragraph-rsid="0011fdaa"/>
    </style:style>
    <style:style style:name="P30" style:family="paragraph" style:parent-style-name="Standard">
      <style:paragraph-properties fo:text-align="justify" style:justify-single-word="false"/>
      <style:text-properties officeooo:rsid="0007a33c" officeooo:paragraph-rsid="001739ad"/>
    </style:style>
    <style:style style:name="P31" style:family="paragraph" style:parent-style-name="Standard">
      <style:paragraph-properties fo:text-align="justify" style:justify-single-word="false"/>
      <style:text-properties officeooo:rsid="0007a33c" officeooo:paragraph-rsid="001a425d"/>
    </style:style>
    <style:style style:name="P32" style:family="paragraph" style:parent-style-name="Standard">
      <style:paragraph-properties fo:text-align="justify" style:justify-single-word="false"/>
      <style:text-properties officeooo:rsid="0007a33c" officeooo:paragraph-rsid="001b9eee"/>
    </style:style>
    <style:style style:name="P33" style:family="paragraph" style:parent-style-name="Standard">
      <style:text-properties officeooo:rsid="000dffc7" officeooo:paragraph-rsid="000dffc7"/>
    </style:style>
    <style:style style:name="P34" style:family="paragraph" style:parent-style-name="Standard">
      <style:text-properties officeooo:rsid="0018a87b" officeooo:paragraph-rsid="0018a87b"/>
    </style:style>
    <style:style style:name="P35" style:family="paragraph" style:parent-style-name="Standard">
      <style:text-properties officeooo:rsid="001b9eee" officeooo:paragraph-rsid="001b9eee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08ec85" officeooo:paragraph-rsid="0008ec85" style:font-weight-asian="bold" style:font-weight-complex="bold"/>
    </style:style>
    <style:style style:name="P37" style:family="paragraph" style:parent-style-name="Standard">
      <style:text-properties officeooo:rsid="001239a0" officeooo:paragraph-rsid="001239a0"/>
    </style:style>
    <style:style style:name="P38" style:family="paragraph" style:parent-style-name="Standard">
      <style:text-properties officeooo:rsid="001c8ce1" officeooo:paragraph-rsid="001c8ce1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ec85" officeooo:paragraph-rsid="0008ec85" style:font-weight-asian="bold" style:font-weight-complex="bold"/>
    </style:style>
    <style:style style:name="T1" style:family="text">
      <style:text-properties officeooo:rsid="000317a4"/>
    </style:style>
    <style:style style:name="T2" style:family="text">
      <style:text-properties officeooo:rsid="0004277a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bb1b2"/>
    </style:style>
    <style:style style:name="T5" style:family="text">
      <style:text-properties officeooo:rsid="000dffc7"/>
    </style:style>
    <style:style style:name="T6" style:family="text">
      <style:text-properties officeooo:rsid="001239a0"/>
    </style:style>
    <style:style style:name="T7" style:family="text">
      <style:text-properties officeooo:rsid="001c9124"/>
    </style:style>
    <style:style style:name="T8" style:family="text">
      <style:text-properties officeooo:rsid="0011a8aa"/>
    </style:style>
    <style:style style:name="T9" style:family="text">
      <style:text-properties officeooo:rsid="001eaf9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16b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officeooo:rsid="001239a0" fo:background-color="#ffff00" loext:char-shading-value="0" style:font-weight-asian="bold" style:font-weight-complex="bold"/>
    </style:style>
    <style:style style:name="T14" style:family="text">
      <style:text-properties officeooo:rsid="0024451d"/>
    </style:style>
    <style:style style:name="T15" style:family="text">
      <style:text-properties officeooo:rsid="0020141c"/>
    </style:style>
    <style:style style:name="T16" style:family="text">
      <style:text-properties officeooo:rsid="000f6e80"/>
    </style:style>
    <style:style style:name="T17" style:family="text">
      <style:text-properties officeooo:rsid="00154fed"/>
    </style:style>
    <style:style style:name="T18" style:family="text">
      <style:text-properties officeooo:rsid="001739ad"/>
    </style:style>
    <style:style style:name="T19" style:family="text">
      <style:text-properties officeooo:rsid="0018a87b"/>
    </style:style>
    <style:style style:name="T20" style:family="text">
      <style:text-properties officeooo:rsid="001b9eee"/>
    </style:style>
    <style:style style:name="T21" style:family="text">
      <style:text-properties officeooo:rsid="001c8c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I-<text:span text:style-name="T17">0113</text:span> Programación 2</text:p>
      <text:p text:style-name="P19"><text:span text:style-name="T17">E</text:span>xamen <text:span text:style-name="T17">de ampliación</text:span></text:p>
      <text:p text:style-name="P21">3 horas</text:p>
      <text:p text:style-name="P20"/>
      <text:p text:style-name="P20">Nombre:______________________________________________________ Carné:________________</text:p>
      <text:p text:style-name="P22"/>
      <text:p text:style-name="P24"><text:span text:style-name="T10">Aclaraci</text:span><text:span text:style-name="T11">o</text:span><text:span text:style-name="T10">n</text:span><text:span text:style-name="T11">es</text:span>:</text:p>
      <text:list xml:id="list5491901191205676855" text:style-name="L1">
        <text:list-item>
          <text:p text:style-name="P25">Solo interesan los métodos que se punt<text:span text:style-name="T14">ú</text:span>an, <text:span text:style-name="T15">así que concéntrese en ellos.</text:span></text:p>
        </text:list-item>
        <text:list-item>
          <text:p text:style-name="P26">Solo se revisan aquellas respuestas guardadas en el link de la p<text:span text:style-name="T16">á</text:span>gina del curso.</text:p>
        </text:list-item>
        <text:list-item>
          <text:p text:style-name="P27">Es responsabilidad del estudiante garantizar que el archivo que entrega, esté completo y que sea actualizado</text:p>
        </text:list-item>
        <text:list-item>
          <text:p text:style-name="P28">Antes de entregar <text:span text:style-name="T9">esta hoja, </text:span>llene el campo de referencia <text:s/><text:span text:style-name="T9">(</text:span>le sirve de control personal<text:span text:style-name="T9">)</text:span></text:p>
        </text:list-item>
        <text:list-item>
          <text:p text:style-name="P23">Solo se revisan respuestas que no tengan errores gramaticales, i.e. que sean ejecutables.</text:p>
        </text:list-item>
        <text:list-item>
          <text:p text:style-name="P23"><text:span text:style-name="T8">Por seguridad s</text:span>e les recomienda guardar su trabajo cada 20 minutos.</text:p>
        </text:list-item>
        <text:list-item>
          <text:p text:style-name="P18">Deben trabajar individualmente, si copian se arriesgan a sanciones severas. </text:p>
        </text:list-item>
        <text:list-item>
          <text:p text:style-name="P18"><text:span text:style-name="T7">El estudiante d</text:span>ebe guardar<text:span text:style-name="T8"> una</text:span> copia del archivo que entrega (sea en USB o en su cuenta</text:p>
        </text:list-item>
      </text:list>
      <text:p text:style-name="P17"/>
      <text:p text:style-name="P17"/>
      <text:p text:style-name="P11">Problema A</text:p>
      <text:p text:style-name="P10"/>
      <text:p text:style-name="P29"><text:span text:style-name="T1">S</text:span>abiendo que la <text:span text:style-name="T1">cantidad de maneras de asociar entre si r elementos de un total de n, se conoce como Permutación, cuya</text:span> fórmula se define como</text:p>
      <text:p text:style-name="P1"/>
      <text:p text:style-name="P2"><draw:frame draw:style-name="fr1" draw:name="Objeto1" text:anchor-type="as-char" svg:y="-0.619cm" svg:width="2.48cm" svg:height="1.014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2"/>
      <text:p text:style-name="P3">Ejemplo cantidad de maneras de <text:span text:style-name="T20">asociar</text:span> 2 caracteres de un total de 4 (A;B;C;D)=12</text:p>
      <text:p text:style-name="P35"/>
      <text:p text:style-name="P35">Las posibles asociaciones serían:</text:p>
      <table:table table:name="Tabla1" table:style-name="Tabla1">
        <table:table-column table:style-name="Tabla1.A" table:number-columns-repeated="11"/>
        <table:table-column table:style-name="Tabla1.L"/>
        <table:table-row>
          <table:table-cell table:style-name="Tabla1.A1" office:value-type="string">
            <text:p text:style-name="P3">A,B</text:p>
          </table:table-cell>
          <table:table-cell table:style-name="Tabla1.A1" office:value-type="string">
            <text:p text:style-name="P3">A,C</text:p>
          </table:table-cell>
          <table:table-cell table:style-name="Tabla1.A1" office:value-type="string">
            <text:p text:style-name="P3">A,D</text:p>
          </table:table-cell>
          <table:table-cell table:style-name="Tabla1.A1" office:value-type="string">
            <text:p text:style-name="P3">B,A</text:p>
          </table:table-cell>
          <table:table-cell table:style-name="Tabla1.A1" office:value-type="string">
            <text:p text:style-name="P3">B,C</text:p>
          </table:table-cell>
          <table:table-cell table:style-name="Tabla1.A1" office:value-type="string">
            <text:p text:style-name="P3">B,D</text:p>
          </table:table-cell>
          <table:table-cell table:style-name="Tabla1.A1" office:value-type="string">
            <text:p text:style-name="P3">C,A</text:p>
          </table:table-cell>
          <table:table-cell table:style-name="Tabla1.A1" office:value-type="string">
            <text:p text:style-name="P3">C,B</text:p>
          </table:table-cell>
          <table:table-cell table:style-name="Tabla1.A1" office:value-type="string">
            <text:p text:style-name="P3">C,D</text:p>
          </table:table-cell>
          <table:table-cell table:style-name="Tabla1.A1" office:value-type="string">
            <text:p text:style-name="P3">D,A</text:p>
          </table:table-cell>
          <table:table-cell table:style-name="Tabla1.A1" office:value-type="string">
            <text:p text:style-name="P3">D,B</text:p>
          </table:table-cell>
          <table:table-cell table:style-name="Tabla1.L1" office:value-type="string">
            <text:p text:style-name="P3">D,C</text:p>
          </table:table-cell>
        </table:table-row>
      </table:table>
      <text:p text:style-name="P3"/>
      <text:p text:style-name="P3"><draw:frame draw:style-name="fr1" draw:name="Objeto2" text:anchor-type="as-char" svg:y="-0.621cm" svg:width="2.526cm" svg:height="1.01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draw:frame draw:style-name="fr1" draw:name="Objeto3" text:anchor-type="as-char" svg:y="-0.621cm" svg:width="3.133cm" svg:height="1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/>
      <text:p text:style-name="P6"><text:span text:style-name="T18">1. (25%) </text:span>Usando <text:span text:style-name="T12">plantillas,</text:span> haga el método <text:span text:style-name="T3">genereSuma</text:span> que recibe dos parámetros: un vector genérico usable con valores numéricos (int, float, double, …) y como segundo elemento el tamaño del vector. Este método debe generar la suma de todas las combinaciones válidas de elementos. Ejemplo</text:p>
      <text:p text:style-name="P5"/>
      <table:table table:name="Tabla2" table:style-name="Tabla2">
        <table:table-column table:style-name="Tabla2.A" table:number-columns-repeated="3"/>
        <table:table-column table:style-name="Tabla2.D"/>
        <table:table-column table:style-name="Tabla2.A" table:number-columns-repeated="3"/>
        <table:table-column table:style-name="Tabla2.D"/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4">A<text:span text:style-name="T2">+</text:span>B</text:p>
          </table:table-cell>
          <table:table-cell table:style-name="Tabla2.A1" office:value-type="string">
            <text:p text:style-name="P4">A<text:span text:style-name="T2">+</text:span>C</text:p>
          </table:table-cell>
          <table:table-cell table:style-name="Tabla2.A1" office:value-type="string">
            <text:p text:style-name="P4">A<text:span text:style-name="T2">+</text:span>D</text:p>
          </table:table-cell>
          <table:table-cell table:style-name="Tabla2.A1" office:value-type="string">
            <text:p text:style-name="P4">B<text:span text:style-name="T2">+</text:span>A</text:p>
          </table:table-cell>
          <table:table-cell table:style-name="Tabla2.A1" office:value-type="string">
            <text:p text:style-name="P4">B<text:span text:style-name="T2">+</text:span>C</text:p>
          </table:table-cell>
          <table:table-cell table:style-name="Tabla2.A1" office:value-type="string">
            <text:p text:style-name="P4">B<text:span text:style-name="T2">+</text:span>D</text:p>
          </table:table-cell>
          <table:table-cell table:style-name="Tabla2.A1" office:value-type="string">
            <text:p text:style-name="P4">C<text:span text:style-name="T2">+</text:span>A</text:p>
          </table:table-cell>
          <table:table-cell table:style-name="Tabla2.A1" office:value-type="string">
            <text:p text:style-name="P4">C<text:span text:style-name="T2">+</text:span>B</text:p>
          </table:table-cell>
          <table:table-cell table:style-name="Tabla2.A1" office:value-type="string">
            <text:p text:style-name="P4">C<text:span text:style-name="T2">+</text:span>D</text:p>
          </table:table-cell>
          <table:table-cell table:style-name="Tabla2.A1" office:value-type="string">
            <text:p text:style-name="P4">D<text:span text:style-name="T2">+</text:span>A</text:p>
          </table:table-cell>
          <table:table-cell table:style-name="Tabla2.A1" office:value-type="string">
            <text:p text:style-name="P4">D<text:span text:style-name="T2">+</text:span>B</text:p>
          </table:table-cell>
          <table:table-cell table:style-name="Tabla2.L1" office:value-type="string">
            <text:p text:style-name="P4">D<text:span text:style-name="T2">+</text:span>C</text:p>
          </table:table-cell>
        </table:table-row>
      </table:table>
      <text:p text:style-name="P7"/>
      <text:p text:style-name="P15"><text:span text:style-name="T18">2. (5%) </text:span>Implemente el método <text:span text:style-name="T3">muestre()</text:span> que muestra los elementos de cada vector que se le envía <text:span text:style-name="T20">como parámetro.</text:span></text:p>
      <text:p text:style-name="P15"/>
      <text:p text:style-name="P11"/>
      <text:p text:style-name="P39">Problema B</text:p>
      <text:p text:style-name="P8"/>
      <text:p text:style-name="P31">Una tarea <text:span text:style-name="T6">cualquiera consta de</text:span> una identificación y una descripción, <text:span text:style-name="T17">además </text:span>se le puede agregar un estimado de complejidad (en días), un responsable <text:span text:style-name="T18">(ver preg 6) </text:span>y un conjunto <text:span text:style-name="T6">con la identificación</text:span> de otras tareas que deben hacerse previamente a la misma. </text:p>
      <text:p text:style-name="P9"/>
      <text:p text:style-name="P30"><text:span text:style-name="T18">3. (10%) </text:span>Usando la <text:span text:style-name="T12">STL</text:span> defina la clase Tarea</text:p>
      <text:p text:style-name="P30"/>
      <text:p text:style-name="P32"><text:span text:style-name="T18">4. (10%) Dentro de Tarea</text:span> implemente el método <text:span text:style-name="T3">agregueTarea(...)</text:span> //que debe agregar todos los datos anteriores, debe inclusive poder agregar tareas con o sin asociaciones con otras//.<text:span text:style-name="T19">Inicialmente un tarea podría no tener aún un responsable asignado.</text:span></text:p>
      <text:p text:style-name="P30"><text:span text:style-name="T18">5. (15%) Implemente el </text:span>método <text:span text:style-name="T3">muestreTarea(…</text:span>) //permite seleccionar una tarea y mostrar la información de <text:span text:style-name="T20">é</text:span>sta <text:span text:style-name="T21">incluyendo la de las tareas asociadas (si las hay)</text:span></text:p>
      <text:p text:style-name="P8"/>
      <text:p text:style-name="P12">Problema <text:span text:style-name="T4">C</text:span></text:p>
      <text:p text:style-name="P8"/>
      <text:p text:style-name="P13"><text:span text:style-name="T18">6. (5%) </text:span>Usando <text:span text:style-name="T12">apuntadores </text:span><text:span text:style-name="T13">inteligentes</text:span><text:span text:style-name="T6"> </text:span>cree la clase Persona (id, nombre) y la clase Equipo ({Persona <text:span text:style-name="T20">se relaciona con muchas </text:span>Tareas<text:span text:style-name="T6">, pero Tarea solo se relaciona con a lo sumo una Persona</text:span>}). <text:span text:style-name="T5">Implemente el método:</text:span></text:p>
      <text:p text:style-name="P14"><text:span text:style-name="T18">7. (5%) </text:span>agregueMiembro(..) que agrega nuevas personas al equipo</text:p>
      <text:p text:style-name="P14"><text:span text:style-name="T18">8, (5%) </text:span>agregueResponsabilidad(Persona, Tarea)</text:p>
      <text:p text:style-name="P34">9. (10%) muestre la composición del equipo y de las tareas asignadas a cada miebro.</text:p>
      <text:p text:style-name="P37"><text:span text:style-name="T19">10. (10%) cree un controlador para agregar miembros a un equipo dado, así como tareas y permitir asociar la tarea a algún miembro.</text:span></text:p>
      <text:p text:style-name="P37"/>
      <text:p text:style-name="P38">Observación: </text:p>
      <text:p text:style-name="P38">Aún sin haber terminado la pregunta B, puede usar un par de objetos de tipo Tarea, que le permitan probar la pregunta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9:05:38.670000000</meta:creation-date>
    <dc:date>2019-07-19T07:31:53.674000000</dc:date>
    <meta:editing-duration>PT10H32M56S</meta:editing-duration>
    <meta:editing-cycles>15</meta:editing-cycles>
    <meta:generator>LibreOffice/5.1.0.3$Windows_x86 LibreOffice_project/5e3e00a007d9b3b6efb6797a8b8e57b51ab1f737</meta:generator>
    <meta:document-statistic meta:table-count="2" meta:image-count="0" meta:object-count="3" meta:page-count="2" meta:paragraph-count="58" meta:word-count="487" meta:character-count="2965" meta:non-whitespace-character-count="2537"/>
  </office:meta>
</office:document-meta>
</file>

<file path=Object 1/content.xml><?xml version="1.0" encoding="utf-8"?>
<math xmlns="http://www.w3.org/1998/Math/MathML" display="block">
  <semantics>
    <mrow>
      <mi mathvariant="italic">nPr</mi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r</mi>
              </mrow>
            </mrow>
            <mo fence="true" stretchy="false">)</mo>
          </mrow>
          <mi>!</mi>
        </mrow>
      </mfrac>
    </mrow>
    <annotation encoding="StarMath 5.0">nPr=  { {n!} over {(n-r)!}}</annotation>
  </semantics>
</math>
</file>

<file path=Object 2/content.xml><?xml version="1.0" encoding="utf-8"?>
<math xmlns="http://www.w3.org/1998/Math/MathML" display="block">
  <semantics>
    <mrow>
      <mi mathvariant="italic">nPr</mi>
      <mo stretchy="false">=</mo>
      <mfrac>
        <mrow>
          <mn>4</mn>
          <mi>!</mi>
        </mrow>
        <mrow>
          <mrow>
            <mo fence="true" stretchy="false">(</mo>
            <mrow>
              <mrow>
                <mn>4</mn>
                <mo stretchy="false">−</mo>
                <mn>2</mn>
              </mrow>
            </mrow>
            <mo fence="true" stretchy="false">)</mo>
          </mrow>
          <mi>!</mi>
        </mrow>
      </mfrac>
    </mrow>
    <annotation encoding="StarMath 5.0">nPr=  { {4!} over {(4-2)!}}</annotation>
  </semantics>
</math>
</file>

<file path=Object 3/content.xml><?xml version="1.0" encoding="utf-8"?>
<math xmlns="http://www.w3.org/1998/Math/MathML" display="block">
  <semantics>
    <mrow>
      <mi mathvariant="italic">nPr</mi>
      <mo stretchy="false">=</mo>
      <mfrac>
        <mrow>
          <mn>4</mn>
          <mi>x</mi>
          <mn>3</mn>
          <mi>x</mi>
          <mn>2</mn>
          <mi>x</mi>
          <mn>1</mn>
        </mrow>
        <mrow>
          <mn>2</mn>
          <mi>x</mi>
          <mn>1</mn>
        </mrow>
      </mfrac>
    </mrow>
    <annotation encoding="StarMath 5.0">nPr=  { {4x3x2x1} over {2x1}}</annotation>
  </semantics>
</math>
</file>